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50000022571BCCA1F166D42E0.png" manifest:media-type="image/png"/>
  <manifest:file-entry manifest:full-path="Pictures/100000010000019B000001C14143B7A5B0145A77.png" manifest:media-type="image/png"/>
  <manifest:file-entry manifest:full-path="Pictures/1000000100000385000003AEAEF92ABB0EF5CAA2.png" manifest:media-type="image/png"/>
  <manifest:file-entry manifest:full-path="Pictures/10000001000004050000041C07EE4AC01CDEDAD3.png" manifest:media-type="image/png"/>
  <manifest:file-entry manifest:full-path="Pictures/100000010000020600000224E20E18A34AD1C0AA.png" manifest:media-type="image/png"/>
  <manifest:file-entry manifest:full-path="Pictures/1000000100000200000002238D76C95053BC570A.png" manifest:media-type="image/png"/>
  <manifest:file-entry manifest:full-path="Pictures/100000010000019B000001C1D4F712D55C05A4F8.png" manifest:media-type="image/png"/>
  <manifest:file-entry manifest:full-path="Pictures/10000001000002090000022AD4E6A5D788C5B3A3.png" manifest:media-type="image/png"/>
  <manifest:file-entry manifest:full-path="Pictures/100000010000020700000223C369337D8FA74DE6.png" manifest:media-type="image/png"/>
  <manifest:file-entry manifest:full-path="Pictures/10000001000002F10000030CD899C3BD0A37A89C.png" manifest:media-type="image/png"/>
  <manifest:file-entry manifest:full-path="Pictures/100000010000020600000224CC4FE65BB76E93EA.png" manifest:media-type="image/png"/>
  <manifest:file-entry manifest:full-path="Pictures/10000001000003840000038452B0EB2938FC8FA2.png" manifest:media-type="image/png"/>
  <manifest:file-entry manifest:full-path="Pictures/1000000100000206000002245385442EB0D6F724.png" manifest:media-type="image/png"/>
  <manifest:file-entry manifest:full-path="Pictures/1000000100000194000001B35F01BEBC251DA51E.png" manifest:media-type="image/png"/>
  <manifest:file-entry manifest:full-path="Pictures/100000010000020600000224D8D1303E5D0556D7.png" manifest:media-type="image/png"/>
  <manifest:file-entry manifest:full-path="Pictures/10000001000004050000041C628ADBEA8B2AE5D6.png" manifest:media-type="image/png"/>
  <manifest:file-entry manifest:full-path="Pictures/10000001000002090000022A3CD9F026B3643D0A.png" manifest:media-type="image/png"/>
  <manifest:file-entry manifest:full-path="Pictures/10000001000004050000041CE3F69531E98227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49cm" svg:height="19.249cm" svg:x="0.751cm" svg:y="1.001cm">
          <draw:image xlink:href="Pictures/10000001000003840000038452B0EB2938FC8FA2.png" xlink:type="simple" xlink:show="embed" xlink:actuate="onLoad" draw:mime-type="image/png">
            <text:p/>
          </draw:image>
        </draw:frame>
        <draw:frame draw:style-name="gr1" draw:text-style-name="P1" draw:layer="layout" svg:width="1.417cm" svg:height="1.513cm" draw:transform="rotate (-0.00349065850398869) translate (11.833cm 5.25cm)">
          <draw:image xlink:href="Pictures/1000000100000200000002238D76C95053BC570A.png" xlink:type="simple" xlink:show="embed" xlink:actuate="onLoad" draw:mime-type="image/png">
            <text:p/>
          </draw:image>
        </draw:frame>
        <draw:frame draw:style-name="gr1" draw:text-style-name="P1" draw:layer="layout" svg:width="1.25cm" svg:height="1.329cm" svg:x="11.939cm" svg:y="8.156cm">
          <draw:image xlink:href="Pictures/10000001000002090000022AD4E6A5D788C5B3A3.png" xlink:type="simple" xlink:show="embed" xlink:actuate="onLoad" draw:mime-type="image/png">
            <text:p/>
          </draw:image>
        </draw:frame>
        <draw:frame draw:style-name="gr1" draw:text-style-name="P1" draw:layer="layout" svg:width="1.401cm" svg:height="1.476cm" svg:x="9.192cm" svg:y="6.515cm">
          <draw:image xlink:href="Pictures/100000010000020700000223C369337D8FA74DE6.png" xlink:type="simple" xlink:show="embed" xlink:actuate="onLoad" draw:mime-type="image/png">
            <text:p/>
          </draw:image>
        </draw:frame>
        <draw:frame draw:style-name="gr1" draw:text-style-name="P1" draw:layer="layout" svg:width="1.25cm" svg:height="1.322cm" svg:x="3.25cm" svg:y="14.5cm">
          <draw:image xlink:href="Pictures/1000000100000206000002245385442EB0D6F724.png" xlink:type="simple" xlink:show="embed" xlink:actuate="onLoad" draw:mime-type="image/png">
            <text:p/>
          </draw:image>
        </draw:frame>
        <draw:frame draw:style-name="gr1" draw:text-style-name="P1" draw:layer="layout" svg:width="1.411cm" svg:height="1.5cm" svg:x="11.75cm" svg:y="1.5cm">
          <draw:image xlink:href="Pictures/10000001000002090000022A3CD9F026B3643D0A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615cm" svg:x="3.5cm" svg:y="2.385cm">
          <draw:image xlink:href="Pictures/1000000100000194000001B35F01BEBC251DA51E.png" xlink:type="simple" xlink:show="embed" xlink:actuate="onLoad" draw:mime-type="image/png">
            <text:p/>
          </draw:image>
        </draw:frame>
        <draw:frame draw:style-name="gr1" draw:text-style-name="P1" draw:layer="layout" svg:width="1.24cm" svg:height="1.312cm" svg:x="3.26cm" svg:y="6.188cm">
          <draw:image xlink:href="Pictures/100000010000020600000224D8D1303E5D0556D7.png" xlink:type="simple" xlink:show="embed" xlink:actuate="onLoad" draw:mime-type="image/png">
            <text:p/>
          </draw:image>
        </draw:frame>
        <draw:frame draw:style-name="gr1" draw:text-style-name="P1" draw:layer="layout" svg:width="1.412cm" svg:height="1.494cm" svg:x="13.088cm" svg:y="13.756cm">
          <draw:image xlink:href="Pictures/100000010000020600000224E20E18A34AD1C0AA.png" xlink:type="simple" xlink:show="embed" xlink:actuate="onLoad" draw:mime-type="image/png">
            <text:p/>
          </draw:image>
        </draw:frame>
        <draw:frame draw:style-name="gr1" draw:text-style-name="P1" draw:layer="layout" svg:width="1.373cm" svg:height="1.5cm" svg:x="15.248cm" svg:y="14.75cm">
          <draw:image xlink:href="Pictures/100000010000019B000001C1D4F712D55C05A4F8.png" xlink:type="simple" xlink:show="embed" xlink:actuate="onLoad" draw:mime-type="image/png">
            <text:p/>
          </draw:image>
        </draw:frame>
        <draw:frame draw:style-name="gr1" draw:text-style-name="P1" draw:layer="layout" svg:width="1.467cm" svg:height="1.5cm" svg:x="8.309cm" svg:y="14.75cm">
          <draw:image xlink:href="Pictures/10000001000004050000041CE3F69531E98227D0.png" xlink:type="simple" xlink:show="embed" xlink:actuate="onLoad" draw:mime-type="image/png">
            <text:p/>
          </draw:image>
        </draw:frame>
        <draw:frame draw:style-name="gr1" draw:text-style-name="P1" draw:layer="layout" svg:width="1.498cm" svg:height="1.531cm" svg:x="10.746cm" svg:y="14.735cm">
          <draw:image xlink:href="Pictures/10000001000004050000041C628ADBEA8B2AE5D6.png" xlink:type="simple" xlink:show="embed" xlink:actuate="onLoad" draw:mime-type="image/png">
            <text:p/>
          </draw:image>
        </draw:frame>
        <draw:frame draw:style-name="gr1" draw:text-style-name="P1" draw:layer="layout" svg:width="1.234cm" svg:height="1.306cm" svg:x="8.266cm" svg:y="9.944cm">
          <draw:image xlink:href="Pictures/100000010000020600000224CC4FE65BB76E93EA.png" xlink:type="simple" xlink:show="embed" xlink:actuate="onLoad" draw:mime-type="image/png">
            <text:p/>
          </draw:image>
        </draw:frame>
        <draw:frame draw:style-name="gr1" draw:text-style-name="P1" draw:layer="layout" svg:width="1.25cm" svg:height="1.295cm" svg:x="16.5cm" svg:y="8.205cm">
          <draw:image xlink:href="Pictures/10000001000002F10000030CD899C3BD0A37A89C.png" xlink:type="simple" xlink:show="embed" xlink:actuate="onLoad" draw:mime-type="image/png">
            <text:p/>
          </draw:image>
        </draw:frame>
        <draw:frame draw:style-name="gr1" draw:text-style-name="P1" draw:layer="layout" svg:width="1.266cm" svg:height="1.294cm" svg:x="13.984cm" svg:y="10cm">
          <draw:image xlink:href="Pictures/10000001000004050000041C07EE4AC01CDEDAD3.png" xlink:type="simple" xlink:show="embed" xlink:actuate="onLoad" draw:mime-type="image/png">
            <text:p/>
          </draw:image>
        </draw:frame>
        <draw:frame draw:style-name="gr1" draw:text-style-name="P1" draw:layer="layout" svg:width="1.25cm" svg:height="1.307cm" svg:x="4cm" svg:y="9.943cm">
          <draw:image xlink:href="Pictures/1000000100000385000003AEAEF92ABB0EF5CAA2.png" xlink:type="simple" xlink:show="embed" xlink:actuate="onLoad" draw:mime-type="image/png">
            <text:p/>
          </draw:image>
        </draw:frame>
        <draw:frame draw:style-name="gr1" draw:text-style-name="P1" draw:layer="layout" svg:width="1.373cm" svg:height="1.5cm" svg:x="7cm" svg:y="17.25cm">
          <draw:image xlink:href="Pictures/100000010000019B000001C14143B7A5B0145A77.png" xlink:type="simple" xlink:show="embed" xlink:actuate="onLoad" draw:mime-type="image/png">
            <text:p/>
          </draw:image>
        </draw:frame>
        <draw:frame draw:style-name="gr1" draw:text-style-name="P1" draw:layer="layout" svg:width="1.413cm" svg:height="1.5cm" svg:x="3.837cm" svg:y="17.25cm">
          <draw:image xlink:href="Pictures/10000001000002050000022571BCCA1F166D42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7:34:04.880810737</meta:creation-date>
    <dc:date>2024-08-27T18:15:54.919279888</dc:date>
    <meta:editing-duration>PT1M16S</meta:editing-duration>
    <meta:editing-cycles>2</meta:editing-cycles>
    <meta:generator>LibreOffice/7.3.7.2$Linux_X86_64 LibreOffice_project/30$Build-2</meta:generator>
    <meta:document-statistic meta:object-count="18"/>
  </office:meta>
</office:document-meta>
</file>